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</table:table>
      <table:named-expressions>
        <table:named-range table:name="Data1" table:base-cell-address="$Sheet1.$A$1" table:cell-range-address="$Sheet1.$A$1:.$A$3"/>
        <table:named-range table:name="Data2" table:base-cell-address="$Sheet2.$A$1" table:cell-range-address="$Sheet2.$A$1: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8">07/18/2011</text:date>, <text:time>15:0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1-07-18T11:32:17</meta:creation-date>
    <dc:date>2011-07-18T15:06:27</dc:date>
    <dc:creator>Kohei Yoshida</dc:creator>
    <meta:editing-duration>PT10M47S</meta:editing-duration>
    <meta:editing-cycles>2</meta:editing-cycles>
    <meta:generator>LibreOffice/3.3$Unix LibreOffice_project/330m19$Build-8</meta:generator>
    <meta:document-statistic meta:table-count="2" meta:cell-count="6" meta:object-count="0"/>
  </office:meta>
</office:document-meta>
</file>